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Cascadia Code" svg:font-family="'Cascadia Code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ascadia Code" fo:font-size="15pt" fo:font-weight="bold" officeooo:rsid="001601eb" officeooo:paragraph-rsid="001601eb" style:font-size-asian="13.1000003814697pt" style:font-weight-asian="bold" style:font-size-complex="15pt" style:font-weight-complex="bold"/>
    </style:style>
    <style:style style:name="P2" style:family="paragraph" style:parent-style-name="Standard">
      <style:text-properties style:font-name="Cascadia Code" fo:font-size="15pt" fo:font-weight="normal" officeooo:rsid="001601eb" officeooo:paragraph-rsid="001601eb" style:font-size-asian="13.1000003814697pt" style:font-weight-asian="normal" style:font-size-complex="15pt" style:font-weight-complex="normal"/>
    </style:style>
    <style:style style:name="P3" style:family="paragraph" style:parent-style-name="Standard">
      <style:text-properties style:font-name="Cascadia Code" fo:font-size="15pt" fo:font-weight="normal" officeooo:rsid="001601eb" officeooo:paragraph-rsid="0017c565" style:font-size-asian="13.1000003814697pt" style:font-weight-asian="normal" style:font-size-complex="15pt" style:font-weight-complex="normal"/>
    </style:style>
    <style:style style:name="P4" style:family="paragraph" style:parent-style-name="Standard">
      <style:text-properties style:font-name="Cascadia Code" fo:font-size="15pt" fo:font-weight="normal" officeooo:rsid="001681d2" officeooo:paragraph-rsid="001681d2" style:font-size-asian="13.1000003814697pt" style:font-weight-asian="normal" style:font-size-complex="15pt" style:font-weight-complex="normal"/>
    </style:style>
    <style:style style:name="P5" style:family="paragraph" style:parent-style-name="Standard">
      <style:text-properties style:font-name="Cascadia Code" fo:font-size="15pt" fo:font-weight="normal" officeooo:rsid="001681d2" officeooo:paragraph-rsid="0017c565" style:font-size-asian="13.1000003814697pt" style:font-weight-asian="normal" style:font-size-complex="15pt" style:font-weight-complex="normal"/>
    </style:style>
    <style:style style:name="P6" style:family="paragraph" style:parent-style-name="Standard">
      <style:text-properties style:font-name="Cascadia Code" fo:font-size="13pt" fo:font-weight="bold" officeooo:rsid="001ac269" officeooo:paragraph-rsid="001ac269" style:font-size-asian="13pt" style:font-weight-asian="bold" style:font-size-complex="13pt" style:font-weight-complex="bold"/>
    </style:style>
    <style:style style:name="P7" style:family="paragraph" style:parent-style-name="Standard">
      <style:text-properties style:font-name="Cascadia Code" fo:font-size="13pt" fo:font-weight="bold" officeooo:rsid="001601eb" officeooo:paragraph-rsid="001601eb" style:font-size-asian="13pt" style:font-weight-asian="bold" style:font-size-complex="13pt" style:font-weight-complex="bold"/>
    </style:style>
    <style:style style:name="P8" style:family="paragraph" style:parent-style-name="Standard">
      <style:text-properties officeooo:paragraph-rsid="001681d2"/>
    </style:style>
    <style:style style:name="P9" style:family="paragraph" style:parent-style-name="Standard">
      <style:text-properties officeooo:rsid="001681d2" officeooo:paragraph-rsid="001681d2"/>
    </style:style>
    <style:style style:name="P10" style:family="paragraph" style:parent-style-name="Standard">
      <style:text-properties officeooo:rsid="001681d2" officeooo:paragraph-rsid="0017c565"/>
    </style:style>
    <style:style style:name="P11" style:family="paragraph" style:parent-style-name="Standard">
      <style:text-properties officeooo:rsid="001681d2" officeooo:paragraph-rsid="0017e50d"/>
    </style:style>
    <style:style style:name="P12" style:family="paragraph" style:parent-style-name="Standard">
      <style:text-properties officeooo:rsid="0017c565" officeooo:paragraph-rsid="0017c565"/>
    </style:style>
    <style:style style:name="P13" style:family="paragraph" style:parent-style-name="Standard">
      <style:text-properties officeooo:rsid="0017c565" officeooo:paragraph-rsid="0017e50d"/>
    </style:style>
    <style:style style:name="P14" style:family="paragraph" style:parent-style-name="Standard">
      <style:text-properties officeooo:paragraph-rsid="0017c565"/>
    </style:style>
    <style:style style:name="P15" style:family="paragraph" style:parent-style-name="Standard">
      <style:text-properties officeooo:rsid="0017e50d" officeooo:paragraph-rsid="0017e50d"/>
    </style:style>
    <style:style style:name="P16" style:family="paragraph" style:parent-style-name="Standard">
      <style:text-properties officeooo:paragraph-rsid="0017e50d"/>
    </style:style>
    <style:style style:name="P17" style:family="paragraph" style:parent-style-name="Standard">
      <style:text-properties fo:color="#000000" style:font-name="Droid Sans Mono" fo:font-size="9pt" fo:font-weight="normal" officeooo:rsid="0017e50d" officeooo:paragraph-rsid="0017e50d" fo:background-color="#fffffe"/>
    </style:style>
    <style:style style:name="P18" style:family="paragraph" style:parent-style-name="Standard">
      <style:paragraph-properties style:line-height-at-least="0.476cm"/>
      <style:text-properties fo:color="#000000" style:font-name="Droid Sans Mono" fo:font-size="12pt" fo:font-weight="normal" fo:background-color="#fffffe" style:font-size-asian="12pt" style:font-size-complex="12pt"/>
    </style:style>
    <style:style style:name="P19" style:family="paragraph" style:parent-style-name="Standard">
      <style:text-properties fo:color="#000000" style:font-name="Droid Sans Mono" fo:font-size="12pt" fo:font-weight="normal" officeooo:rsid="00191513" officeooo:paragraph-rsid="00191513" fo:background-color="#fffffe" style:font-size-asian="12pt" style:font-size-complex="12pt"/>
    </style:style>
    <style:style style:name="P20" style:family="paragraph" style:parent-style-name="Standard">
      <style:text-properties fo:color="#000000" style:font-name="Droid Sans Mono" fo:font-size="12pt" fo:font-weight="normal" officeooo:rsid="001ac269" officeooo:paragraph-rsid="001ac269" fo:background-color="#fffffe" style:font-size-asian="12pt" style:font-size-complex="12pt"/>
    </style:style>
    <style:style style:name="P21" style:family="paragraph" style:parent-style-name="Standard">
      <style:text-properties fo:color="#000000" style:font-name="Droid Sans Mono" fo:font-size="12pt" fo:font-weight="normal" officeooo:rsid="001681d2" officeooo:paragraph-rsid="0017e50d" fo:background-color="#fffffe" style:font-size-asian="12pt" style:font-size-complex="12pt"/>
    </style:style>
    <style:style style:name="P22" style:family="paragraph" style:parent-style-name="Standard">
      <style:text-properties fo:color="#000000" style:font-name="Droid Sans Mono" fo:font-size="11pt" fo:font-weight="normal" officeooo:rsid="0017e50d" officeooo:paragraph-rsid="0017e50d" fo:background-color="#fffffe" style:font-size-asian="11pt" style:font-size-complex="11pt"/>
    </style:style>
    <style:style style:name="P23" style:family="paragraph" style:parent-style-name="Standard">
      <style:paragraph-properties style:line-height-at-least="0.476cm"/>
      <style:text-properties fo:color="#000000" style:font-name="Droid Sans Mono" fo:font-size="11pt" fo:font-weight="normal" fo:background-color="#fffffe" style:font-size-asian="11pt" style:font-size-complex="11pt"/>
    </style:style>
    <style:style style:name="P24" style:family="paragraph" style:parent-style-name="Standard">
      <style:paragraph-properties style:line-height-at-least="0.476cm"/>
      <style:text-properties fo:font-size="12pt" style:font-size-asian="12pt" style:font-size-complex="12pt"/>
    </style:style>
    <style:style style:name="P25" style:family="paragraph" style:parent-style-name="Standard">
      <style:text-properties officeooo:rsid="00191513" officeooo:paragraph-rsid="00191513"/>
    </style:style>
    <style:style style:name="P26" style:family="paragraph" style:parent-style-name="Standard">
      <style:paragraph-properties style:line-height-at-least="0.476cm"/>
      <style:text-properties fo:color="#0451a5" style:font-name="Droid Sans Mono" fo:font-size="12pt" fo:font-weight="normal" fo:background-color="#fffffe" style:font-size-asian="12pt" style:font-size-complex="12pt"/>
    </style:style>
    <style:style style:name="P27" style:family="paragraph" style:parent-style-name="Standard">
      <style:text-properties officeooo:rsid="001ac269" officeooo:paragraph-rsid="001ac269"/>
    </style:style>
    <style:style style:name="P28" style:family="paragraph" style:parent-style-name="Standard">
      <style:paragraph-properties fo:break-before="page"/>
      <style:text-properties officeooo:rsid="0017e50d" officeooo:paragraph-rsid="0017e50d"/>
    </style:style>
    <style:style style:name="T1" style:family="text">
      <style:text-properties style:font-name="Cascadia Code" fo:font-size="15pt" fo:font-weight="normal" officeooo:rsid="001681d2" style:font-size-asian="13.1000003814697pt" style:font-weight-asian="normal" style:font-size-complex="15pt" style:font-weight-complex="normal"/>
    </style:style>
    <style:style style:name="T2" style:family="text">
      <style:text-properties style:font-name="Cascadia Code" fo:font-size="15pt" fo:font-weight="normal" officeooo:rsid="0017c565" style:font-size-asian="13.1000003814697pt" style:font-weight-asian="normal" style:font-size-complex="15pt" style:font-weight-complex="normal"/>
    </style:style>
    <style:style style:name="T3" style:family="text">
      <style:text-properties style:font-name="Cascadia Code" fo:font-size="15pt" fo:font-style="italic" fo:font-weight="normal" officeooo:rsid="001681d2" style:font-size-asian="13.1000003814697pt" style:font-style-asian="italic" style:font-weight-asian="normal" style:font-size-complex="15pt" style:font-style-complex="italic" style:font-weight-complex="normal"/>
    </style:style>
    <style:style style:name="T4" style:family="text">
      <style:text-properties style:font-name="Cascadia Code" fo:font-size="15pt" fo:font-style="normal" fo:font-weight="normal" style:font-size-asian="13.1000003814697pt" style:font-style-asian="normal" style:font-weight-asian="normal" style:font-size-complex="15pt" style:font-style-complex="normal" style:font-weight-complex="normal"/>
    </style:style>
    <style:style style:name="T5" style:family="text">
      <style:text-properties style:font-name="Cascadia Code" fo:font-size="15pt" fo:font-style="normal" fo:font-weight="normal" officeooo:rsid="001681d2" style:font-size-asian="13.1000003814697pt" style:font-style-asian="normal" style:font-weight-asian="normal" style:font-size-complex="15pt" style:font-style-complex="normal" style:font-weight-complex="normal"/>
    </style:style>
    <style:style style:name="T6" style:family="text">
      <style:text-properties style:font-name="Cascadia Code" fo:font-size="15pt" fo:font-style="normal" fo:font-weight="normal" officeooo:rsid="0017c565" style:font-size-asian="13.1000003814697pt" style:font-style-asian="normal" style:font-weight-asian="normal" style:font-size-complex="15pt" style:font-style-complex="normal" style:font-weight-complex="normal"/>
    </style:style>
    <style:style style:name="T7" style:family="text">
      <style:text-properties style:font-name="Cascadia Code" fo:font-size="15pt" fo:font-style="normal" fo:font-weight="normal" officeooo:rsid="0017e50d" style:font-size-asian="13.1000003814697pt" style:font-style-asian="normal" style:font-weight-asian="normal" style:font-size-complex="15pt" style:font-style-complex="normal" style:font-weight-complex="normal"/>
    </style:style>
    <style:style style:name="T8" style:family="text">
      <style:text-properties style:font-name="Cascadia Code" fo:font-size="15pt" fo:font-style="normal" fo:font-weight="normal" officeooo:rsid="00191513" style:font-size-asian="13.1000003814697pt" style:font-style-asian="normal" style:font-weight-asian="normal" style:font-size-complex="15pt" style:font-style-complex="normal" style:font-weight-complex="normal"/>
    </style:style>
    <style:style style:name="T9" style:family="text">
      <style:text-properties style:font-name="Cascadia Code" fo:font-size="15pt" fo:font-style="normal" style:font-size-asian="13.1000003814697pt" style:font-style-asian="normal" style:font-weight-asian="normal" style:font-size-complex="15pt" style:font-style-complex="normal" style:font-weight-complex="normal"/>
    </style:style>
    <style:style style:name="T10" style:family="text">
      <style:text-properties style:font-name="Cascadia Code" fo:font-size="15pt" fo:font-style="normal" officeooo:rsid="0017e50d" style:font-size-asian="13.1000003814697pt" style:font-style-asian="normal" style:font-weight-asian="normal" style:font-size-complex="15pt" style:font-style-complex="normal" style:font-weight-complex="normal"/>
    </style:style>
    <style:style style:name="T11" style:family="text">
      <style:text-properties style:font-name="Cascadia Code" fo:font-size="12pt" fo:font-style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Cascadia Code" fo:font-style="normal" style:font-style-asian="normal" style:font-weight-asian="normal" style:font-style-complex="normal" style:font-weight-complex="normal"/>
    </style:style>
    <style:style style:name="T13" style:family="text">
      <style:text-properties style:font-name="Cascadia Code" fo:font-style="normal" officeooo:rsid="0017e50d" style:font-style-asian="normal" style:font-weight-asian="normal" style:font-style-complex="normal" style:font-weight-complex="normal"/>
    </style:style>
    <style:style style:name="T14" style:family="text">
      <style:text-properties style:font-name="Cascadia Code"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style:font-name="Cascadia Code" fo:font-style="normal" fo:font-weight="normal" officeooo:rsid="0017e50d" style:font-style-asian="normal" style:font-weight-asian="normal" style:font-style-complex="normal" style:font-weight-complex="normal"/>
    </style:style>
    <style:style style:name="T16" style:family="text">
      <style:text-properties fo:color="#a31515"/>
    </style:style>
    <style:style style:name="T17" style:family="text">
      <style:text-properties fo:color="#000000" style:font-name="Droid Sans Mono" fo:font-weight="normal" fo:background-color="#fffffe" loext:char-shading-value="0"/>
    </style:style>
    <style:style style:name="T18" style:family="text">
      <style:text-properties fo:color="#000000" style:font-name="Cascadia Code" fo:font-style="normal" fo:font-weight="normal" officeooo:rsid="00191513" fo:background-color="#fffffe" loext:char-shading-value="0" style:font-style-asian="normal" style:font-weight-asian="normal" style:font-style-complex="normal" style:font-weight-complex="normal"/>
    </style:style>
    <style:style style:name="T19" style:family="text">
      <style:text-properties fo:color="#0451a5"/>
    </style:style>
    <style:style style:name="T20" style:family="text">
      <style:text-properties fo:color="#0451a5" fo:font-weight="bold"/>
    </style:style>
    <style:style style:name="T21" style:family="text">
      <style:text-properties fo:color="#09865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tendance System REST API Documentation</text:p>
      <text:p text:style-name="P1"/>
      <text:p text:style-name="P6">* All Endpoints except Authentication requires an Authorization token in the Header as</text:p>
      <text:p text:style-name="P6">Authorization: Bearer [YOUR_TOKEN]</text:p>
      <text:p text:style-name="P7"/>
      <text:p text:style-name="P6">Get Your Token from Auth Endpoint after successful authentication.</text:p>
      <text:p text:style-name="P6"/>
      <text:p text:style-name="P2">1. Student Controller</text:p>
      <text:p text:style-name="P2"/>
      <text:p text:style-name="P4">Register new students.</text:p>
      <text:p text:style-name="P4"/>
      <text:p text:style-name="Standard"><text:span text:style-name="T1">URL: /</text:span><text:span text:style-name="T3">api​</text:span><text:span text:style-name="T5">/students/</text:span></text:p>
      <text:p text:style-name="P9"><text:span text:style-name="T4">Method: POST</text:span></text:p>
      <text:p text:style-name="P8"><text:span text:style-name="T5">Request Body: {username(Length(5-50), name(Length(5-100), password(Length(5-32), parentPhone(Length(10-20)}</text:span></text:p>
      <text:p text:style-name="P15"><text:span text:style-name="T5">E</text:span><text:span text:style-name="T4">xample:</text:span></text:p>
      <text:p text:style-name="P17"><text:span text:style-name="T9"><text:tab/></text:span><text:span text:style-name="T11">{</text:span></text:p>
      <text:p text:style-name="P18"><text:span text:style-name="T16"><text:tab/><text:tab/>"username"</text:span>: <text:span text:style-name="T19">"std1234"</text:span>,</text:p>
      <text:p text:style-name="P18"><text:span text:style-name="T16"><text:tab/><text:tab/>"name"</text:span>: <text:span text:style-name="T19">"Student"</text:span>,</text:p>
      <text:p text:style-name="P18"><text:span text:style-name="T16"><text:tab/><text:tab/>"password"</text:span>: <text:span text:style-name="T19">"12345"</text:span>,</text:p>
      <text:p text:style-name="P18"><text:span text:style-name="T16"><text:tab/><text:tab/>"parentPhone"</text:span>: <text:span text:style-name="T19">"1234567890"</text:span></text:p>
      <text:p text:style-name="P24"><text:span text:style-name="T17"><text:tab/>}</text:span></text:p>
      <text:p text:style-name="P9"><text:span text:style-name="T4">Response Body: 200, 404(In case of bad request with errors) </text:span></text:p>
      <text:p text:style-name="P9"><text:span text:style-name="T4"/></text:p>
      <text:p text:style-name="P12"><text:span text:style-name="T4">2. Teacher Controller</text:span></text:p>
      <text:p text:style-name="P3"/>
      <text:p text:style-name="P14"><text:span text:style-name="T1">Register new </text:span><text:span text:style-name="T2">teachers</text:span><text:span text:style-name="T1">.</text:span></text:p>
      <text:p text:style-name="P5"/>
      <text:p text:style-name="P14"><text:span text:style-name="T1">URL: /</text:span><text:span text:style-name="T3">api​</text:span><text:span text:style-name="T5">/</text:span><text:span text:style-name="T6">teachers</text:span><text:span text:style-name="T5">/</text:span></text:p>
      <text:p text:style-name="P10"><text:span text:style-name="T4">Method: POST</text:span></text:p>
      <text:p text:style-name="P14"><text:span text:style-name="T5">Request Body: {username(Length(5-50), name(Length(5-100), password(Length(5-32)}</text:span></text:p>
      <text:p text:style-name="P15"><text:span text:style-name="T5">E</text:span><text:span text:style-name="T4">xample:</text:span></text:p>
      <text:p text:style-name="P22"><text:span text:style-name="T12"><text:tab/>{</text:span></text:p>
      <text:p text:style-name="P23"><text:span text:style-name="T16"><text:tab/><text:tab/>"username"</text:span>: <text:span text:style-name="T19">"te1234"</text:span>,</text:p>
      <text:p text:style-name="P23"><text:span text:style-name="T16"><text:tab/><text:tab/>"name"</text:span>: <text:span text:style-name="T19">"Teacher"</text:span>,</text:p>
      <text:p text:style-name="P23"><text:span text:style-name="T16"><text:tab/><text:tab/>"password"</text:span>: <text:span text:style-name="T19">"12345"</text:span></text:p>
      <text:p text:style-name="P23"><text:tab/>}</text:p>
      <text:p text:style-name="P15"><text:soft-page-break/><text:span text:style-name="T4"/></text:p>
      <text:p text:style-name="P10"><text:span text:style-name="T4">Response Body: 200, 404(In case of bad request with errors) </text:span></text:p>
      <text:p text:style-name="P10"><text:span text:style-name="T4"/></text:p>
      <text:p text:style-name="P12"><text:span text:style-name="T4"/></text:p>
      <text:p text:style-name="P12"><text:span text:style-name="T4"/></text:p>
      <text:p text:style-name="P12"><text:span text:style-name="T4">3. Auth Cotroller</text:span></text:p>
      <text:p text:style-name="P12"><text:span text:style-name="T4"/></text:p>
      <text:p text:style-name="P14"><text:span text:style-name="T2">Authenticate existing users</text:span><text:span text:style-name="T1">.</text:span></text:p>
      <text:p text:style-name="P5"/>
      <text:p text:style-name="P14"><text:span text:style-name="T1">URL: /</text:span><text:span text:style-name="T3">api​</text:span><text:span text:style-name="T5">/</text:span><text:span text:style-name="T6">auth</text:span><text:span text:style-name="T5">/</text:span></text:p>
      <text:p text:style-name="P10"><text:span text:style-name="T4">Method: POST</text:span></text:p>
      <text:p text:style-name="P14"><text:span text:style-name="T5">Request Body: {username(Length(5-50), password(Length(5-32)}</text:span></text:p>
      <text:p text:style-name="P25"><text:span text:style-name="T5">E</text:span><text:span text:style-name="T4">xample:</text:span></text:p>
      <text:p text:style-name="P19"><text:span text:style-name="T12"><text:tab/>{</text:span></text:p>
      <text:p text:style-name="P18"><text:span text:style-name="T16"><text:tab/><text:tab/>"username"</text:span>: <text:span text:style-name="T19">"admin"</text:span>,</text:p>
      <text:p text:style-name="P18"><text:span text:style-name="T16"><text:tab/><text:tab/>"password"</text:span>: <text:span text:style-name="T19">"12345"</text:span></text:p>
      <text:p text:style-name="P18"><text:tab/>}</text:p>
      <text:p text:style-name="P25"><text:span text:style-name="T4"/></text:p>
      <text:p text:style-name="P10"><text:span text:style-name="T4">Response Body: </text:span><text:span text:style-name="T6">If success{username, role, token}, 401 Unauthorized, in case of failure.</text:span></text:p>
      <text:p text:style-name="P25"><text:span text:style-name="T6">E</text:span><text:span text:style-name="T4">xample:</text:span></text:p>
      <text:p text:style-name="P19"><text:span text:style-name="T12"><text:tab/>{</text:span></text:p>
      <text:p text:style-name="P18"><text:span text:style-name="T16"><text:tab/><text:tab/>"username"</text:span>: <text:span text:style-name="T19">"admin"</text:span>,</text:p>
      <text:p text:style-name="P18"><text:span text:style-name="T16"><text:tab/><text:tab/>"role"</text:span>: <text:span text:style-name="T19">"ADMIN"</text:span>,</text:p>
      <text:p text:style-name="P18"><text:span text:style-name="T16"><text:tab/><text:tab/>"token"</text:span>: <text:tab/><text:tab/><text:span text:style-name="T19">"eyJhbGciOiJIUzUxMiJ9.eyJzdWIiOiJhZG1pbiIsImlhdCI6MTYwNTcwOTkyNCwiZX<text:tab/>hwIjoxNjA2NTQ5OTI0fQ.ZYGQLW-NFQAPNE8NdJ4sMOnYvxFhgquvsJ444pB9AI_pTV0zYntXBnpYb__M0PXlrjPWiUMnZn<text:tab/>1ROvVarS4iSg"</text:span></text:p>
      <text:p text:style-name="P18"><text:tab/>}</text:p>
      <text:p text:style-name="P12"><text:span text:style-name="T8"/></text:p>
      <text:p text:style-name="P12"><text:span text:style-name="T4">4. Course Controller</text:span></text:p>
      <text:p text:style-name="P12"><text:span text:style-name="T4"/></text:p>
      <text:p text:style-name="P12"><text:span text:style-name="T4">i. Create new courses.</text:span></text:p>
      <text:p text:style-name="P12"><text:span text:style-name="T4"/></text:p>
      <text:p text:style-name="P14"><text:span text:style-name="T5">URL: /</text:span><text:span text:style-name="T3">api​</text:span><text:span text:style-name="T5">/</text:span><text:span text:style-name="T6">courses</text:span><text:span text:style-name="T5">/</text:span></text:p>
      <text:p text:style-name="P10"><text:span text:style-name="T4">Method: POST</text:span></text:p>
      <text:p text:style-name="P14"><text:span text:style-name="T5">Request Body: {</text:span><text:span text:style-name="T6">title</text:span><text:span text:style-name="T5">(Length(</text:span><text:span text:style-name="T6">4</text:span><text:span text:style-name="T5">-</text:span><text:span text:style-name="T6">128</text:span><text:span text:style-name="T5">)}</text:span></text:p>
      <text:p text:style-name="P25"><text:soft-page-break/><text:span text:style-name="T5">E</text:span><text:span text:style-name="T4">xample:</text:span></text:p>
      <text:p text:style-name="P19"><text:span text:style-name="T12"><text:tab/>{</text:span></text:p>
      <text:p text:style-name="P18"><text:span text:style-name="T16"><text:tab/><text:tab/>"title"</text:span>: <text:span text:style-name="T19">"Spring Boot"</text:span></text:p>
      <text:p text:style-name="P18"><text:tab/>}</text:p>
      <text:p text:style-name="P25"><text:span text:style-name="T4"/></text:p>
      <text:p text:style-name="P14"><text:span text:style-name="T5">Response Body: </text:span><text:span text:style-name="T6">200</text:span></text:p>
      <text:p text:style-name="P14"><text:span text:style-name="T6"/></text:p>
      <text:p text:style-name="P12"><text:span text:style-name="T4">ii. Enroll student in a course.</text:span></text:p>
      <text:p text:style-name="P12"><text:span text:style-name="T4"/></text:p>
      <text:p text:style-name="P14"><text:span text:style-name="T1">URL: /</text:span><text:span text:style-name="T3">api​</text:span><text:span text:style-name="T5">/</text:span><text:span text:style-name="T6">courses</text:span><text:span text:style-name="T5">/</text:span><text:span text:style-name="T6">{courseId}/enrollments/</text:span></text:p>
      <text:p text:style-name="P10"><text:span text:style-name="T4">Method: POST</text:span></text:p>
      <text:p text:style-name="P12"><text:span text:style-name="T4">Path </text:span><text:span text:style-name="T7">Parameter: courseId(valid course id in Integer)</text:span></text:p>
      <text:p text:style-name="P14"><text:span text:style-name="T5">Request Body: {username(Length(5-</text:span><text:span text:style-name="T6">50</text:span><text:span text:style-name="T5">)}</text:span></text:p>
      <text:p text:style-name="P25"><text:span text:style-name="T5">E</text:span><text:span text:style-name="T4">xample:</text:span></text:p>
      <text:p text:style-name="P19"><text:span text:style-name="T12"><text:tab/>{</text:span></text:p>
      <text:p text:style-name="P18"><text:span text:style-name="T16"><text:tab/><text:tab/>"username"</text:span>: <text:span text:style-name="T19">"arnab19"</text:span></text:p>
      <text:p text:style-name="P18"><text:tab/>}</text:p>
      <text:p text:style-name="P25"><text:span text:style-name="T4"/></text:p>
      <text:p text:style-name="P10"><text:span text:style-name="T4">Response Body: </text:span><text:span text:style-name="T7">200 if success.</text:span></text:p>
      <text:p text:style-name="P10"><text:span text:style-name="T7"/></text:p>
      <text:p text:style-name="P15"><text:span text:style-name="T4">iii. Get all enrolled students’ username in a course</text:span></text:p>
      <text:p text:style-name="P15"><text:span text:style-name="T4"/></text:p>
      <text:p text:style-name="P16"><text:span text:style-name="T1">URL: /</text:span><text:span text:style-name="T3">api​</text:span><text:span text:style-name="T5">/</text:span><text:span text:style-name="T6">courses</text:span><text:span text:style-name="T5">/</text:span><text:span text:style-name="T6">{courseId}/enrollments/</text:span></text:p>
      <text:p text:style-name="P16"><text:span text:style-name="T5">Method: </text:span><text:span text:style-name="T7">GET</text:span></text:p>
      <text:p text:style-name="P13"><text:span text:style-name="T4">Path </text:span><text:span text:style-name="T7">Parameter: courseId(valid course id in Integer)</text:span></text:p>
      <text:p text:style-name="P16"><text:span text:style-name="T5">Request Body: </text:span><text:span text:style-name="T7">NONE</text:span></text:p>
      <text:p text:style-name="P16"><text:span text:style-name="T5">Response Body: </text:span><text:span text:style-name="T7">List of usernames.</text:span></text:p>
      <text:p text:style-name="P25"><text:span text:style-name="T7">E</text:span><text:span text:style-name="T4">xample:</text:span></text:p>
      <text:p text:style-name="P19"><text:span text:style-name="T12"><text:tab/>{</text:span></text:p>
      <text:p text:style-name="P18"><text:span text:style-name="T16"><text:tab/><text:tab/>"usernames"</text:span>: [</text:p>
      <text:p text:style-name="P18"><text:span text:style-name="T19"><text:tab/><text:tab/><text:tab/>"student"</text:span>,</text:p>
      <text:p text:style-name="P26"><text:tab/><text:tab/><text:tab/>"arnab19"</text:p>
      <text:p text:style-name="P18"><text:tab/><text:tab/><text:tab/>]</text:p>
      <text:p text:style-name="P18"><text:tab/>}</text:p>
      <text:p text:style-name="P25"><text:span text:style-name="T4"/></text:p>
      <text:p text:style-name="P16"><text:span text:style-name="T7"/></text:p>
      <text:p text:style-name="P15"><text:span text:style-name="T4"/></text:p>
      <text:p text:style-name="P28"><text:span text:style-name="T4">iv. Create Lecture for a course</text:span></text:p>
      <text:p text:style-name="P15"><text:span text:style-name="T4"/></text:p>
      <text:p text:style-name="P16"><text:span text:style-name="T1">URL: /</text:span><text:span text:style-name="T3">api​</text:span><text:span text:style-name="T5">/</text:span><text:span text:style-name="T6">courses</text:span><text:span text:style-name="T5">/</text:span><text:span text:style-name="T6">{courseId}/</text:span><text:span text:style-name="T7">lectures</text:span><text:span text:style-name="T6">/</text:span></text:p>
      <text:p text:style-name="P11"><text:span text:style-name="T4">Method: POST</text:span></text:p>
      <text:p text:style-name="P13"><text:span text:style-name="T4">Path </text:span><text:span text:style-name="T7">Parameter: courseId(valid course id in Integer)</text:span></text:p>
      <text:p text:style-name="P16"><text:span text:style-name="T5">Request Body: </text:span><text:span text:style-name="T7">List of usernames of attendant users</text:span></text:p>
      <text:p text:style-name="P25"><text:span text:style-name="T7">E</text:span><text:span text:style-name="T4">xample:</text:span></text:p>
      <text:p text:style-name="P19"><text:span text:style-name="T12"><text:tab/>{</text:span></text:p>
      <text:p text:style-name="P18"><text:span text:style-name="T16"><text:tab/><text:tab/>"usernames"</text:span>: [<text:span text:style-name="T19">"student"</text:span>, <text:span text:style-name="T19">"arnab19"</text:span>]</text:p>
      <text:p text:style-name="P24"><text:span text:style-name="T17"><text:tab/>}</text:span></text:p>
      <text:p text:style-name="P24"><text:span text:style-name="T18"/></text:p>
      <text:p text:style-name="P11"><text:span text:style-name="T4">Response Body: </text:span><text:span text:style-name="T7">200 if success.</text:span></text:p>
      <text:p text:style-name="P11"><text:span text:style-name="T7"/></text:p>
      <text:p text:style-name="P15"><text:span text:style-name="T4">v. Get all Lectures of a course.</text:span></text:p>
      <text:p text:style-name="P15"><text:span text:style-name="T4"/></text:p>
      <text:p text:style-name="P16"><text:span text:style-name="T1">URL: /</text:span><text:span text:style-name="T3">api​</text:span><text:span text:style-name="T5">/</text:span><text:span text:style-name="T6">courses</text:span><text:span text:style-name="T5">/</text:span><text:span text:style-name="T6">{courseId}/</text:span><text:span text:style-name="T7">lectures</text:span><text:span text:style-name="T6">/</text:span></text:p>
      <text:p text:style-name="P16"><text:span text:style-name="T5">Method: </text:span><text:span text:style-name="T7">GET</text:span></text:p>
      <text:p text:style-name="P13"><text:span text:style-name="T4">Path </text:span><text:span text:style-name="T7">Parameter: courseId(valid course id in Integer)</text:span></text:p>
      <text:p text:style-name="P16"><text:span text:style-name="T5">Request Body: </text:span><text:span text:style-name="T7">NONE</text:span></text:p>
      <text:p text:style-name="P16"><text:span text:style-name="T5">Response Body: </text:span><text:span text:style-name="T7">List of Lectures with attendant usernames</text:span></text:p>
      <text:p text:style-name="P27"><text:span text:style-name="T7">E</text:span><text:span text:style-name="T4">xample:</text:span></text:p>
      <text:p text:style-name="P20"><text:span text:style-name="T12">[</text:span></text:p>
      <text:p text:style-name="P18">{</text:p>
      <text:p text:style-name="P18"><text:span text:style-name="T16">"id"</text:span>: <text:span text:style-name="T21">1</text:span>,</text:p>
      <text:p text:style-name="P18"><text:span text:style-name="T16">"date"</text:span>: <text:span text:style-name="T19">"2020-11-17"</text:span>,</text:p>
      <text:p text:style-name="P18"><text:span text:style-name="T16">"attendanceList"</text:span>: [</text:p>
      <text:p text:style-name="P26">"arnab19"</text:p>
      <text:p text:style-name="P18">]</text:p>
      <text:p text:style-name="P18">},</text:p>
      <text:p text:style-name="P18">{</text:p>
      <text:p text:style-name="P18"><text:span text:style-name="T16">"id"</text:span>: <text:span text:style-name="T21">3</text:span>,</text:p>
      <text:p text:style-name="P18"><text:span text:style-name="T16">"date"</text:span>: <text:span text:style-name="T19">"2020-11-16"</text:span>,</text:p>
      <text:p text:style-name="P18"><text:span text:style-name="T16">"attendanceList"</text:span>: [</text:p>
      <text:p text:style-name="P26">"arnab19"</text:p>
      <text:p text:style-name="P18">]</text:p>
      <text:p text:style-name="P18">},</text:p>
      <text:p text:style-name="P18">{</text:p>
      <text:p text:style-name="P18"><text:span text:style-name="T16">"id"</text:span>: <text:span text:style-name="T21">2</text:span>,</text:p>
      <text:p text:style-name="P18"><text:span text:style-name="T16">"date"</text:span>: <text:span text:style-name="T19">"2020-11-15"</text:span>,</text:p>
      <text:p text:style-name="P18"><text:span text:style-name="T16">"attendanceList"</text:span>: [</text:p>
      <text:p text:style-name="P18"><text:span text:style-name="T19">"student"</text:span>,</text:p>
      <text:p text:style-name="P26">"arnab19"</text:p>
      <text:p text:style-name="P18">]</text:p>
      <text:p text:style-name="P18"><text:soft-page-break/>}</text:p>
      <text:p text:style-name="P18">]</text:p>
      <text:p text:style-name="P27"><text:span text:style-name="T4"/></text:p>
      <text:p text:style-name="P16"><text:span text:style-name="T7"/></text:p>
      <text:p text:style-name="P15"><text:span text:style-name="T4">vi. Check attendance status of a user for last few lectures of a course.</text:span></text:p>
      <text:p text:style-name="P15"><text:span text:style-name="T4"/></text:p>
      <text:p text:style-name="P16"><text:span text:style-name="T1">URL: /</text:span><text:span text:style-name="T3">api​</text:span><text:span text:style-name="T5">/</text:span><text:span text:style-name="T6">courses</text:span><text:span text:style-name="T5">/</text:span><text:span text:style-name="T6">{courseId}/</text:span><text:span text:style-name="T7">attendance</text:span><text:span text:style-name="T6">/</text:span><text:span text:style-name="T7">{username}?limit=numberOfLectures</text:span></text:p>
      <text:p text:style-name="P11"><text:span text:style-name="T4">Method: POST</text:span></text:p>
      <text:p text:style-name="P13"><text:span text:style-name="T4">Path </text:span><text:span text:style-name="T7">Parameter: courseId(valid course id in Integer),</text:span></text:p>
      <text:p text:style-name="P15"><text:span text:style-name="T4">username(valid username)</text:span></text:p>
      <text:p text:style-name="P15"><text:span text:style-name="T4">Request Parameter: limit(number of lectures requested)</text:span></text:p>
      <text:p text:style-name="P16"><text:span text:style-name="T5">Request Body: </text:span><text:span text:style-name="T7">NONE</text:span></text:p>
      <text:p text:style-name="P16"><text:span text:style-name="T5">Response Body: </text:span><text:span text:style-name="T7">Details of lectures with attendance status.</text:span></text:p>
      <text:p text:style-name="P27"><text:span text:style-name="T7">E</text:span><text:span text:style-name="T4">xample:</text:span></text:p>
      <text:p text:style-name="P27"><text:span text:style-name="T4"/></text:p>
      <text:p text:style-name="P21"><text:span text:style-name="T13">[</text:span></text:p>
      <text:p text:style-name="P18">{</text:p>
      <text:p text:style-name="P18"><text:span text:style-name="T16">"date"</text:span>: <text:span text:style-name="T19">"2020-11-17"</text:span>,</text:p>
      <text:p text:style-name="P18"><text:span text:style-name="T16">"present"</text:span>: <text:span text:style-name="T20">true</text:span></text:p>
      <text:p text:style-name="P18">},</text:p>
      <text:p text:style-name="P18">{</text:p>
      <text:p text:style-name="P18"><text:span text:style-name="T16">"date"</text:span>: <text:span text:style-name="T19">"2020-11-16"</text:span>,</text:p>
      <text:p text:style-name="P18"><text:span text:style-name="T16">"present"</text:span>: <text:span text:style-name="T20">true</text:span></text:p>
      <text:p text:style-name="P18">},</text:p>
      <text:p text:style-name="P18">{</text:p>
      <text:p text:style-name="P18"><text:span text:style-name="T16">"date"</text:span>: <text:span text:style-name="T19">"2020-11-15"</text:span>,</text:p>
      <text:p text:style-name="P18"><text:span text:style-name="T16">"present"</text:span>: <text:span text:style-name="T20">true</text:span></text:p>
      <text:p text:style-name="P18">}</text:p>
      <text:p text:style-name="P18">]</text:p>
      <text:p text:style-name="P11"><text:span text:style-name="T7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Cascadia Code" svg:font-family="'Cascadia Code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8T19:17:27.255855459</meta:creation-date>
    <dc:date>2020-11-18T20:16:18.449232501</dc:date>
    <meta:editing-duration>PT5M9S</meta:editing-duration>
    <meta:editing-cycles>1</meta:editing-cycles>
    <meta:document-statistic meta:table-count="0" meta:image-count="0" meta:object-count="0" meta:page-count="5" meta:paragraph-count="143" meta:word-count="398" meta:character-count="3214" meta:non-whitespace-character-count="2668"/>
    <meta:generator>LibreOffice/6.4.5.2$Linux_X86_64 LibreOffice_project/40$Build-2</meta:generator>
  </office:meta>
</office:document-meta>
</file>